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939cm" svg:y="4.987cm">
            <draw:object draw:notify-on-update-of-ranges="Sheet1.A18:Sheet1.A18 Sheet1.B18:Sheet1.D18 Sheet1.A22:Sheet1.A22 Sheet1.B22:Sheet1.D22 Sheet1.A21:Sheet1.A21 Sheet1.B21:Sheet1.D21 Sheet1.A20:Sheet1.A20 Sheet1.B20:Sheet1.D20 Sheet1.A19:Sheet1.A19 Sheet1.B19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N_ISSUE</text:p>
          </table:table-cell>
          <table:table-cell office:value-type="string" calcext:value-type="string">
            <text:p>IPC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matmul</text:p>
          </table:table-cell>
          <table:table-cell office:value-type="float" office:value="1" calcext:value-type="float">
            <text:p>1</text:p>
          </table:table-cell>
          <table:table-cell office:value-type="float" office:value="0.879003359462486" calcext:value-type="float">
            <text:p>0.879003359462486</text:p>
          </table:table-cell>
          <table:table-cell/>
          <table:table-cell office:value-type="string" calcext:value-type="string">
            <text:p>Done with no limit on CDB, 2 LS, 2 ALU, 1, MULS, 1 CNTRL, always taken branch pred</text:p>
          </table:table-cell>
        </table:table-row>
        <table:table-row table:style-name="ro1">
          <table:covered-table-cell office:value-type="string" calcext:value-type="string">
            <text:p>matmul</text:p>
          </table:covered-table-cell>
          <table:table-cell office:value-type="float" office:value="2" calcext:value-type="float">
            <text:p>2</text:p>
          </table:table-cell>
          <table:table-cell office:value-type="float" office:value="1.52254873436136" calcext:value-type="float">
            <text:p>1.5225487343613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atmul</text:p>
          </table:covered-table-cell>
          <table:table-cell office:value-type="float" office:value="4" calcext:value-type="float">
            <text:p>4</text:p>
          </table:table-cell>
          <table:table-cell office:value-type="float" office:value="1.55710103759128" calcext:value-type="float">
            <text:p>1.5571010375912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atmul</text:p>
          </table:covered-table-cell>
          <table:table-cell office:value-type="float" office:value="8" calcext:value-type="float">
            <text:p>8</text:p>
          </table:table-cell>
          <table:table-cell office:value-type="float" office:value="1.58306583082637" calcext:value-type="float">
            <text:p>1.58306583082637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fac</text:p>
          </table:table-cell>
          <table:table-cell office:value-type="float" office:value="1" calcext:value-type="float">
            <text:p>1</text:p>
          </table:table-cell>
          <table:table-cell office:value-type="float" office:value="0.695530726256983" calcext:value-type="float">
            <text:p>0.69553072625698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ac</text:p>
          </table:covered-table-cell>
          <table:table-cell office:value-type="float" office:value="2" calcext:value-type="float">
            <text:p>2</text:p>
          </table:table-cell>
          <table:table-cell office:value-type="float" office:value="0.918819188191882" calcext:value-type="float">
            <text:p>0.91881918819188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ac</text:p>
          </table:covered-table-cell>
          <table:table-cell office:value-type="float" office:value="4" calcext:value-type="float">
            <text:p>4</text:p>
          </table:table-cell>
          <table:table-cell office:value-type="float" office:value="1.07792207792208" calcext:value-type="float">
            <text:p>1.0779220779220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ac</text:p>
          </table:covered-table-cell>
          <table:table-cell office:value-type="float" office:value="8" calcext:value-type="float">
            <text:p>8</text:p>
          </table:table-cell>
          <table:table-cell office:value-type="float" office:value="1.17452830188679" calcext:value-type="float">
            <text:p>1.17452830188679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bubble</text:p>
          </table:table-cell>
          <table:table-cell office:value-type="float" office:value="1" calcext:value-type="float">
            <text:p>1</text:p>
          </table:table-cell>
          <table:table-cell office:value-type="float" office:value="0.673245614035088" calcext:value-type="float">
            <text:p>0.67324561403508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bubble</text:p>
          </table:covered-table-cell>
          <table:table-cell office:value-type="float" office:value="2" calcext:value-type="float">
            <text:p>2</text:p>
          </table:table-cell>
          <table:table-cell office:value-type="float" office:value="0.810293632464533" calcext:value-type="float">
            <text:p>0.81029363246453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bubble</text:p>
          </table:covered-table-cell>
          <table:table-cell office:value-type="float" office:value="4" calcext:value-type="float">
            <text:p>4</text:p>
          </table:table-cell>
          <table:table-cell office:value-type="float" office:value="0.904937361827561" calcext:value-type="float">
            <text:p>0.90493736182756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bubble</text:p>
          </table:covered-table-cell>
          <table:table-cell office:value-type="float" office:value="8" calcext:value-type="float">
            <text:p>8</text:p>
          </table:table-cell>
          <table:table-cell office:value-type="float" office:value="0.913011152416357" calcext:value-type="float">
            <text:p>0.91301115241635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N_ISSUE</text:p>
          </table:table-cell>
          <table:table-cell office:value-type="string" calcext:value-type="string">
            <text:p>matmul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bub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9003359462486" calcext:value-type="float">
            <text:p>0.879003359462486</text:p>
          </table:table-cell>
          <table:table-cell office:value-type="float" office:value="0.695530726256983" calcext:value-type="float">
            <text:p>0.695530726256983</text:p>
          </table:table-cell>
          <table:table-cell office:value-type="float" office:value="0.673245614035088" calcext:value-type="float">
            <text:p>0.6732456140350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254873436136" calcext:value-type="float">
            <text:p>1.52254873436136</text:p>
          </table:table-cell>
          <table:table-cell office:value-type="float" office:value="0.918819188191882" calcext:value-type="float">
            <text:p>0.918819188191882</text:p>
          </table:table-cell>
          <table:table-cell office:value-type="float" office:value="0.810293632464533" calcext:value-type="float">
            <text:p>0.8102936324645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5710103759128" calcext:value-type="float">
            <text:p>1.55710103759128</text:p>
          </table:table-cell>
          <table:table-cell office:value-type="float" office:value="1.07792207792208" calcext:value-type="float">
            <text:p>1.07792207792208</text:p>
          </table:table-cell>
          <table:table-cell office:value-type="float" office:value="0.904937361827561" calcext:value-type="float">
            <text:p>0.9049373618275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8306583082637" calcext:value-type="float">
            <text:p>1.58306583082637</text:p>
          </table:table-cell>
          <table:table-cell office:value-type="float" office:value="1.17452830188679" calcext:value-type="float">
            <text:p>1.17452830188679</text:p>
          </table:table-cell>
          <table:table-cell office:value-type="float" office:value="0.913011152416357" calcext:value-type="float">
            <text:p>0.9130111524163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3:22:45.223260031</meta:creation-date>
    <dc:date>2025-04-28T04:03:20.632246784</dc:date>
    <meta:editing-duration>PT30M14S</meta:editing-duration>
    <meta:editing-cycles>7</meta:editing-cycles>
    <meta:generator>LibreOffice/24.2.7.2$Linux_X86_64 LibreOffice_project/420$Build-2</meta:generator>
    <meta:document-statistic meta:table-count="1" meta:cell-count="60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bf004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5215b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3 2 1 0" chart:style-name="ch1">
        <chart:legend chart:legend-position="end" svg:x="15.06cm" svg:y="3.454cm" style:legend-expansion="high" chart:style-name="ch2"/>
        <chart:plot-area chart:style-name="ch3" table:cell-range-address="Sheet1.A18:Sheet1.D22" chart:data-source-has-labels="both" svg:x="0.32cm" svg:y="0.18cm" svg:width="14.42cm" svg:height="8.64cm">
          <chart:coordinate-region svg:x="1.682cm" svg:y="0.18cm" svg:width="12.818cm" svg:height="7.993cm"/>
          <chart:axis chart:dimension="x" chart:name="primary-x" chart:style-name="ch4" chartooo:axis-type="auto">
            <chartooo:date-scale/>
            <chart:categories table:cell-range-address="Sheet1.B18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2:Sheet1.D22" chart:label-cell-address="Sheet1.A22:Sheet1.A22" chart:class="chart:bar">
            <chart:data-point chart:repeated="3"/>
          </chart:series>
          <chart:series chart:style-name="ch8" chart:values-cell-range-address="Sheet1.B21:Sheet1.D21" chart:label-cell-address="Sheet1.A21:Sheet1.A21" chart:class="chart:bar">
            <chart:data-point chart:repeated="3"/>
          </chart:series>
          <chart:series chart:style-name="ch9" chart:values-cell-range-address="Sheet1.B20:Sheet1.D20" chart:label-cell-address="Sheet1.A20:Sheet1.A20" chart:class="chart:bar">
            <chart:data-point chart:repeated="3"/>
          </chart:series>
          <chart:series chart:style-name="ch10" chart:values-cell-range-address="Sheet1.B19:Sheet1.D19" chart:label-cell-address="Sheet1.A19:Sheet1.A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mul</text:p>
                <draw:g>
                  <svg:desc>Sheet1.B18:Sheet1.D18</svg:desc>
                </draw:g>
              </table:table-cell>
              <table:table-cell office:value-type="string">
                <text:p>fac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  <draw:g>
                  <svg:desc>Sheet1.A22:Sheet1.A22</svg:desc>
                </draw:g>
              </table:table-cell>
              <table:table-cell office:value-type="float" office:value="1.58306583082637">
                <text:p>1.58306583082637</text:p>
                <draw:g>
                  <svg:desc>Sheet1.B22:Sheet1.D22</svg:desc>
                </draw:g>
              </table:table-cell>
              <table:table-cell office:value-type="float" office:value="1.17452830188679">
                <text:p>1.17452830188679</text:p>
              </table:table-cell>
              <table:table-cell office:value-type="float" office:value="0.913011152416357">
                <text:p>0.913011152416357</text:p>
              </table:table-cell>
            </table:table-row>
            <table:table-row>
              <table:table-cell office:value-type="string">
                <text:p>4</text:p>
                <draw:g>
                  <svg:desc>Sheet1.A21:Sheet1.A21</svg:desc>
                </draw:g>
              </table:table-cell>
              <table:table-cell office:value-type="float" office:value="1.55710103759128">
                <text:p>1.55710103759128</text:p>
                <draw:g>
                  <svg:desc>Sheet1.B21:Sheet1.D21</svg:desc>
                </draw:g>
              </table:table-cell>
              <table:table-cell office:value-type="float" office:value="1.07792207792208">
                <text:p>1.07792207792208</text:p>
              </table:table-cell>
              <table:table-cell office:value-type="float" office:value="0.904937361827561">
                <text:p>0.904937361827561</text:p>
              </table:table-cell>
            </table:table-row>
            <table:table-row>
              <table:table-cell office:value-type="string">
                <text:p>2</text:p>
                <draw:g>
                  <svg:desc>Sheet1.A20:Sheet1.A20</svg:desc>
                </draw:g>
              </table:table-cell>
              <table:table-cell office:value-type="float" office:value="1.52254873436136">
                <text:p>1.52254873436136</text:p>
                <draw:g>
                  <svg:desc>Sheet1.B20:Sheet1.D20</svg:desc>
                </draw:g>
              </table:table-cell>
              <table:table-cell office:value-type="float" office:value="0.918819188191882">
                <text:p>0.918819188191882</text:p>
              </table:table-cell>
              <table:table-cell office:value-type="float" office:value="0.810293632464533">
                <text:p>0.810293632464533</text:p>
              </table:table-cell>
            </table:table-row>
            <table:table-row>
              <table:table-cell office:value-type="string">
                <text:p>1</text:p>
                <draw:g>
                  <svg:desc>Sheet1.A19:Sheet1.A19</svg:desc>
                </draw:g>
              </table:table-cell>
              <table:table-cell office:value-type="float" office:value="0.879003359462486">
                <text:p>0.879003359462486</text:p>
                <draw:g>
                  <svg:desc>Sheet1.B19:Sheet1.D19</svg:desc>
                </draw:g>
              </table:table-cell>
              <table:table-cell office:value-type="float" office:value="0.695530726256983">
                <text:p>0.695530726256983</text:p>
              </table:table-cell>
              <table:table-cell office:value-type="float" office:value="0.673245614035088">
                <text:p>0.673245614035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